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4cm"/>
    </style:style>
    <style:style style:name="co3" style:family="table-column">
      <style:table-column-properties fo:break-before="auto" style:column-width="3.967cm"/>
    </style:style>
    <style:style style:name="co4" style:family="table-column">
      <style:table-column-properties fo:break-before="auto" style:column-width="8.934cm"/>
    </style:style>
    <style:style style:name="co5" style:family="table-column">
      <style:table-column-properties fo:break-before="auto" style:column-width="15.178cm"/>
    </style:style>
    <style:style style:name="co6" style:family="table-column">
      <style:table-column-properties fo:break-before="auto" style:column-width="25.058cm"/>
    </style:style>
    <style:style style:name="co7" style:family="table-column">
      <style:table-column-properties fo:break-before="auto" style:column-width="33.992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style:paragraph-properties fo:text-align="center"/>
    </style:style>
    <style:style style:name="ce2"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017" table:default-cell-style-name="Default"/>
        <table:table-row table:style-name="ro1">
          <table:table-cell table:style-name="ce1"/>
          <table:table-cell table:style-name="ce1" office:value-type="string">
            <text:p>Fichier JS</text:p>
          </table:table-cell>
          <table:table-cell table:style-name="ce1" office:value-type="string">
            <text:p>Ligne de code testées</text:p>
          </table:table-cell>
          <table:table-cell table:style-name="ce1" office:value-type="string">
            <text:p>Fonction testée</text:p>
          </table:table-cell>
          <table:table-cell table:style-name="ce1" office:value-type="string">
            <text:p>Résultat attendu</text:p>
          </table:table-cell>
          <table:table-cell table:style-name="ce1" office:value-type="string">
            <text:p>Comment vérifier la résultat attendu</text:p>
          </table:table-cell>
          <table:table-cell table:style-name="ce1" office:value-type="string">
            <text:p>Problème possible</text:p>
          </table:table-cell>
          <table:table-cell table:style-name="ce1" table:number-columns-repeated="1017"/>
        </table:table-row>
        <table:table-row table:style-name="ro1">
          <table:table-cell table:number-columns-repeated="1024"/>
        </table:table-row>
        <table:table-row table:style-name="ro1">
          <table:table-cell/>
          <table:table-cell office:value-type="string">
            <text:p>Index.JS</text:p>
          </table:table-cell>
          <table:table-cell office:value-type="string">
            <text:p>Ligne 1 à 6</text:p>
          </table:table-cell>
          <table:table-cell office:value-type="string">
            <text:p>(async function() { }</text:p>
          </table:table-cell>
          <table:table-cell office:value-type="string">
            <text:p>Cette fonction est appelée fonction récursive ou qui s'appelle lui-même, c'est pour pouvoir crée une variable de la fonction getMeubles pour ensuite le mettre en paramètre dans la fonction displayMeuble(). Il sert à récupérer les données API et de les afficher. J'utilise la méthode async/await pour pouvoir faire des promesses à l'intérieur du fetch.</text:p>
          </table:table-cell>
          <table:table-cell office:value-type="string">
            <text:p>En utilisant la méthode console.log(), je mets tout simplement le variable meuble de la fonction getMeubles à l'intérieur du console log, mais aussi displayMeuble(meuble) qui lui ne retourne rien, car l'affichage des données API n'est pas encore fait</text:p>
          </table:table-cell>
          <table:table-cell office:value-type="string">
            <text:p>Aucun problème détecté</text:p>
          </table:table-cell>
          <table:table-cell table:number-columns-repeated="1017"/>
        </table:table-row>
        <table:table-row table:style-name="ro1">
          <table:table-cell/>
          <table:table-cell office:value-type="string">
            <text:p>Index.JS</text:p>
          </table:table-cell>
          <table:table-cell office:value-type="string">
            <text:p>Ligne 8 à 15</text:p>
          </table:table-cell>
          <table:table-cell office:value-type="string">
            <text:p>getMeubles()</text:p>
          </table:table-cell>
          <table:table-cell office:value-type="string">
            <text:p>Cette fonction utilise la méthode asnc/await et qui utilise les promesses. Cette fonction permet d'appeler l'API en format JSON pour pouvoir être utilisable pour le site et pour pouvoir l'afficher plus tard.</text:p>
          </table:table-cell>
          <table:table-cell office:value-type="string">
            <text:p>Pour vérifier, il faut utiliser la méthode console.log(meubles) à l'intérieur de la fonction récursive au-dessus de cette fonction. Il va retourner les,5 arrays/tableaux du API en JSON</text:p>
          </table:table-cell>
          <table:table-cell office:value-type="string">
            <text:p>Parfois, il y a une erreur depuis l'API mongoDB donc ne peut pas fonctionner et la méthode catch(error) va apparaître et dire aux utilisateurs que le site est inaccessibles et aucune donnée arrive sur les utilisateurs.</text:p>
          </table:table-cell>
          <table:table-cell table:number-columns-repeated="1017"/>
        </table:table-row>
        <table:table-row table:style-name="ro1">
          <table:table-cell/>
          <table:table-cell office:value-type="string">
            <text:p>Index.JS</text:p>
          </table:table-cell>
          <table:table-cell office:value-type="string">
            <text:p>Ligne 17 à 28</text:p>
          </table:table-cell>
          <table:table-cell office:value-type="string">
            <text:p>displayMeuble(meuble)</text:p>
          </table:table-cell>
          <table:table-cell office:value-type="string">
            <text:p>Cette fonction permet d'afficher les données JSON de l'API récupéré depuis le variable de la fonction getMeubles que j'ai mis dans le paramètre de la fonction displayMeuble.</text:p>
          </table:table-cell>
          <table:table-cell office:value-type="string">
            <text:p>Pour vérifier, on doit utiliser la console.log de la variable templateAlt pour voir si l' HTML existe et faire une autre conosole.log par exemple console.log(image) pour la méthode cloneElt.getElementById("blog__image").src = meuble.imageUrl et nous pouvons voir que cette méthode récupère imageURL de l'API</text:p>
          </table:table-cell>
          <table:table-cell office:value-type="string">
            <text:p>Parfois, on peut tomber sur un alert d'erreur si le serveur mongoDB est down. Si non, si il y a une erreur les données récupérées ne sont plus affichées</text:p>
          </table:table-cell>
          <table:table-cell table:number-columns-repeated="1017"/>
        </table:table-row>
        <table:table-row table:style-name="ro1">
          <table:table-cell/>
          <table:table-cell office:value-type="string">
            <text:p>Products.JS</text:p>
          </table:table-cell>
          <table:table-cell office:value-type="string">
            <text:p>Ligne 1 à 11</text:p>
          </table:table-cell>
          <table:table-cell office:value-type="string">
            <text:p>(async function() { }</text:p>
          </table:table-cell>
          <table:table-cell office:value-type="string">
            <text:p>Cette fonction est appelée fonction récursive ou qui s'appelle elle-même, c'est pour pouvoir crée une variable de la fonction getMeubleId() pour ensuite le mettre en paramètre dans la fonction getMeubleData donc pour pouvoir entrez l'ID du produit que l'utilisateur à cliqué pour ensuite les afficher. Le bon produit dans la page produit, HTML avec la fonction dislayMeubme(meubleData), j'utilise la méthode async/await pour pouvoir faire des promesses à l'intérieur du fetch au moment de l'appel de l'ID du produit choisit,</text:p>
          </table:table-cell>
          <table:table-cell office:value-type="string">
            <text:p>Pour pouvoir vérifier, il faut utiliser le console log de chaque variable à l'intérieur de cette fonction récursive par exemple console.log(meubleId) ou nous pouvons voir l'ID du produit choisi ou console.log(meubleData) ou ils retournent toutes les données de ce produit.</text:p>
          </table:table-cell>
          <table:table-cell office:value-type="string">
            <text:p>Très rarement, il y a un bug comme quoi le produit, choisit, n'envoie pas la bonne ID du produit donc la page produit.HTML affiche de mauvais produits à la place.</text:p>
          </table:table-cell>
          <table:table-cell table:number-columns-repeated="1017"/>
        </table:table-row>
        <table:table-row table:style-name="ro1">
          <table:table-cell/>
          <table:table-cell office:value-type="string">
            <text:p>Products.JS</text:p>
          </table:table-cell>
          <table:table-cell office:value-type="string">
            <text:p>Ligne 13 à 19</text:p>
          </table:table-cell>
          <table:table-cell office:value-type="string">
            <text:p>getMeubleId()</text:p>
          </table:table-cell>
          <table:table-cell office:value-type="string">
            <text:p>On utilise la méthode searchParams pour pouvoir extraire depuis l'URL l'ID du produit choisit.</text:p>
          </table:table-cell>
          <table:table-cell office:value-type="string">
            <text:p>Pour vérifier, on peut voir dans l'URL l'ID produit choisit depuis la page index.html, sinon crée une variable qui va recevoir le SearchParams et on peut voir que dans la console il y a l'ID du produit </text:p>
          </table:table-cell>
          <table:table-cell office:value-type="string">
            <text:p><text:s/>C'est très rare, mais parfois, cette méthode n'extrait pas la bonne ID</text:p>
          </table:table-cell>
          <table:table-cell table:number-columns-repeated="1017"/>
        </table:table-row>
        <table:table-row table:style-name="ro1">
          <table:table-cell/>
          <table:table-cell office:value-type="string">
            <text:p>Products.JS</text:p>
          </table:table-cell>
          <table:table-cell office:value-type="string">
            <text:p>Ligne 21 à 27</text:p>
          </table:table-cell>
          <table:table-cell office:value-type="string">
            <text:p>getMeubleData(meubleId)</text:p>
          </table:table-cell>
          <table:table-cell office:value-type="string">
            <text:p>La récupération des données de le produit choisit à partir de la paramètre meubleId qui lui sert à récupérer les données depuis l'URL de le produit choisit. Ici, nous utilisons la promesse async/await.</text:p>
          </table:table-cell>
          <table:table-cell office:value-type="string">
            <text:p>Pour vérifier, il faut faire une console.log(meubleId) dans la fonction récursive toute en haut</text:p>
          </table:table-cell>
          <table:table-cell office:value-type="string">
            <text:p>L'erreur possible vient de mongoDB parfois le serveur est down et la récupération des données du produit deviens impossible.</text:p>
          </table:table-cell>
          <table:table-cell table:number-columns-repeated="1017"/>
        </table:table-row>
        <table:table-row table:style-name="ro1">
          <table:table-cell/>
          <table:table-cell office:value-type="string">
            <text:p>Products.JS</text:p>
          </table:table-cell>
          <table:table-cell office:value-type="string">
            <text:p>Ligne 29 à 43</text:p>
          </table:table-cell>
          <table:table-cell office:value-type="string">
            <text:p>displayMeuble(meubleData)</text:p>
          </table:table-cell>
          <table:table-cell office:value-type="string">
            <text:p>Cette fonction permet d'afficher les données dans le tableau (array) du produit choisi à partir de la paramètre meubleData qui est la variable de la fonction getMeubleData(meubleId) au-dessus</text:p>
          </table:table-cell>
          <table:table-cell office:value-type="string">
            <text:p>Pour vérifier si on reçoit bien les données du produit acheté dans cette fonction, il faut faire créer une variable de la fonction displayMeuble(meubleData) à l'intérieur de la fonction récursive. Et, pour pouvoir voir si on récupère la donnée spécifique dans l'array/tableau et de voir ce qu'on a affiché, il faut créer une variable dans le méthode DOM getElementById et faire une console.log.</text:p>
          </table:table-cell>
          <table:table-cell office:value-type="string">
            <text:p>Ici, il n'y a aucun problème possible sauf s'il y a un problème directement depuis le serveur.</text:p>
          </table:table-cell>
          <table:table-cell table:number-columns-repeated="1017"/>
        </table:table-row>
        <table:table-row table:style-name="ro1">
          <table:table-cell/>
          <table:table-cell office:value-type="string">
            <text:p>Products.JS</text:p>
          </table:table-cell>
          <table:table-cell office:value-type="string">
            <text:p>Ligne 45 à 59</text:p>
          </table:table-cell>
          <table:table-cell office:value-type="string">
            <text:p>ready(meubleData)</text:p>
          </table:table-cell>
          <table:table-cell office:value-type="string">
            <text:p>Cette fonction est un endroit pour regrouper toutes les événements tel que le clique ou change, elle sert à dire que dés le chargement de JS est finit, l'événement clique ou change peut-être utilisable</text:p>
          </table:table-cell>
          <table:table-cell office:value-type="string">
            <text:p>Pour vérifier le résultat, on peut tout simplement tester l'événement directement dans le bouton clique, s'il n'y a pas d'anomalie ou ne fonctionne pas alors la fonction fonctionne normalement.</text:p>
          </table:table-cell>
          <table:table-cell office:value-type="string">
            <text:p>Parfois, le JavaScript arrive plus tard que le chargement de la page internet et cela peut poser des problèmes parce que par exemple, le bouton ne peut pas fonctionner jusqu'à que le JS finisse de se charger.</text:p>
          </table:table-cell>
          <table:table-cell table:number-columns-repeated="1017"/>
        </table:table-row>
        <table:table-row table:style-name="ro1">
          <table:table-cell/>
          <table:table-cell office:value-type="string">
            <text:p>Products.JS</text:p>
          </table:table-cell>
          <table:table-cell office:value-type="string">
            <text:p>Ligne 61 à 75</text:p>
          </table:table-cell>
          <table:table-cell office:value-type="string">
            <text:p>quantityChanged(event)</text:p>
          </table:table-cell>
          <table:table-cell office:value-type="string">
            <text:p>Cette fonction permet d'éviter l'utilisateur choisi plus de 100 produits, 0 produit, moins de 0 ou autres choses que le nombre. Si l'utilisateur choisit plus de 100 produits, la quantité va retourner à 100, si l'utilisateur choisit 0, moins de 0 ou autres choses qu'un nombre la quantité va retourner 1</text:p>
          </table:table-cell>
          <table:table-cell office:value-type="string">
            <text:p>Pour vérifier, il faut tester directement dans la page produit.html. Il faut choisir une quantité supérieure à 100, 0, inférieur de 0 ou une lettre et la quantité va changer automatiquement et se remettre comme indiqué sur le code.</text:p>
          </table:table-cell>
          <table:table-cell office:value-type="string">
            <text:p>Il n'y a aucun problème possible.</text:p>
          </table:table-cell>
          <table:table-cell table:number-columns-repeated="1017"/>
        </table:table-row>
        <table:table-row table:style-name="ro2">
          <table:table-cell/>
          <table:table-cell office:value-type="string">
            <text:p>Products.JS</text:p>
          </table:table-cell>
          <table:table-cell office:value-type="string">
            <text:p>Ligne 77 à 132</text:p>
          </table:table-cell>
          <table:table-cell table:style-name="ce2" office:value-type="string">
            <text:p>getAjoutMeuble(meubleData) </text:p>
          </table:table-cell>
          <table:table-cell office:value-type="string">
            <text:p>Création de localStorage d'un panier pour les clients, cela permet de mettre les données d'un produit en JSON pour pouvoir être envoyé à la page panier.HTML dés l'utilisateur clique le bouton "ajouter au panier"</text:p>
            <text:p/>
          </table:table-cell>
          <table:table-cell office:value-type="string">
            <text:p>Pour vérifier, il suffit de créer une variable à l'intérieur de l'événement clique juste avant la fonction de getAjoutMeuble(meubleData). Cela peut montrer les données qu'on va envoyer au moment de clique ' ajouter au panier."</text:p>
          </table:table-cell>
          <table:table-cell office:value-type="string">
            <text:p>Il n'y a pas de problème détecté.</text:p>
          </table:table-cell>
          <table:table-cell table:number-columns-repeated="1017"/>
        </table:table-row>
        <table:table-row table:style-name="ro1">
          <table:table-cell/>
          <table:table-cell office:value-type="string">
            <text:p>Products.JS</text:p>
          </table:table-cell>
          <table:table-cell office:value-type="string">
            <text:p>Lige 134 à 136</text:p>
          </table:table-cell>
          <table:table-cell table:style-name="ce2" office:value-type="string">
            <text:p>goToRedirectionToPanier(meubleDataNname) </text:p>
          </table:table-cell>
          <table:table-cell office:value-type="string">
            <text:p>Cette fonction va rédiger à la page panier.HTML une fois qu'un utilisateur clique sur le bouton "ajouter au panier" avec le nom du produit que l'utilisateur a choisi</text:p>
          </table:table-cell>
          <table:table-cell office:value-type="string">
            <text:p>Pour vérifier. Une fois que le bouton "ajouter au panier" est cliqué par l'utilisateur et on arrive à la page panier.HTML. On peut voir que dans l'URL, il y a le nom du produit choisi.</text:p>
          </table:table-cell>
          <table:table-cell office:value-type="string">
            <text:p>Il n'y a pas de problème détecté, la fonction retour la bonne réponse.</text:p>
          </table:table-cell>
          <table:table-cell table:number-columns-repeated="1017"/>
        </table:table-row>
        <table:table-row table:style-name="ro1">
          <table:table-cell/>
          <table:table-cell office:value-type="string">
            <text:p>Panier.JS</text:p>
          </table:table-cell>
          <table:table-cell office:value-type="string">
            <text:p>Ligne 1 à 14</text:p>
          </table:table-cell>
          <table:table-cell office:value-type="string">
            <text:p>(async function() { }</text:p>
          </table:table-cell>
          <table:table-cell office:value-type="string">
            <text:p>Cette fonction s'appelle une fonction récursive ou une fonction qui s'appelle elle-même, c'est pour pouvoir créer une variable de la fonction getCliqueLocalStorageData() dans le but de le mettre en paramètre dans la fonction displayData(), cela sert à récupérer le panier localStorage d'un produit choisit pour ensuite afficher ce produit-là. Cela sert aussi à envoyer les prix total à partir du quantité de produits choisit avec la fonction updateTotalPrice(cliqueLocalStorageData)</text:p>
          </table:table-cell>
          <table:table-cell office:value-type="string">
            <text:p>Pour vérifier, il suffit de créer une variable pour chaque fonction à l'intérieur de cette fonction récursive et de faire une méthode console.log pour pouvoir voir ce qui se passe</text:p>
          </table:table-cell>
          <table:table-cell office:value-type="string">
            <text:p>Parfois, la fonction ne retourne pas la bonne valeur pour le prix et retourne autres choses que le prix total à partir de la quantité choisit.</text:p>
          </table:table-cell>
          <table:table-cell table:number-columns-repeated="1017"/>
        </table:table-row>
        <table:table-row table:style-name="ro1">
          <table:table-cell/>
          <table:table-cell office:value-type="string">
            <text:p>Panier.JS</text:p>
          </table:table-cell>
          <table:table-cell office:value-type="string">
            <text:p>Ligne 16 à 36</text:p>
          </table:table-cell>
          <table:table-cell office:value-type="string">
            <text:p>ready(cliqueLocalStorageData)</text:p>
          </table:table-cell>
          <table:table-cell office:value-type="string">
            <text:p>Elle permet de créer des événements tels que la clique pour effacer le produit (mais aussi effacer son localStorage) et le submit pour pouvoir récupérer toutes les données du formulaire, mais aussi le sessionsStorage du produit choisit qui contient le prix total des produits acheté et sa facture/orderId depuis le backend.</text:p>
          </table:table-cell>
          <table:table-cell office:value-type="string">
            <text:p>Il faut faire une console.log de la fonction effacerElementCart(event, cliqueLocalStorageData) et clique le bouton effacer pour voir que le produit et son localStorage qui s'effacent. Pour le bouton submit, il faut procéder la même chose avec la fonction getCreateAndSendFormData(cliqueLocalStorageData) et de cliquer sur le bouton submit une fois que l'utilisateur mets toutes les informations nécessaires et on peut voir que dans la page suivante, on peut voir toutes les informations demander pour le produit acheté tel que le prix total, son orderId de backend et le nom de l'acheteur.</text:p>
          </table:table-cell>
          <table:table-cell office:value-type="string">
            <text:p>Parfois, il existe un bug dans le localStorage et on ne peut pas accéder sur page panier.HTML pour effacer son localStorage</text:p>
          </table:table-cell>
          <table:table-cell table:number-columns-repeated="1017"/>
        </table:table-row>
        <table:table-row table:style-name="ro1">
          <table:table-cell/>
          <table:table-cell office:value-type="string">
            <text:p>Panier.JS</text:p>
          </table:table-cell>
          <table:table-cell office:value-type="string">
            <text:p>Ligne 37 à 114</text:p>
          </table:table-cell>
          <table:table-cell office:value-type="string">
            <text:p>getCreateAndSendFormData(cliqueLocalStorageData)</text:p>
          </table:table-cell>
          <table:table-cell office:value-type="string">
            <text:p>Récupération du formulaire et du ID en format JSON pour pouvoir envoyer des données avec la méthode POST au backend et qui va servir à envoyer toutes ces données à la page suivante avec la fonction goToConfirmationPage(Json.orderId, confirmOrder)</text:p>
          </table:table-cell>
          <table:table-cell office:value-type="string">
            <text:p>Pour voir si on envoie les bonnes données, il faut faire une console.log(json) c'est-à-dire de voir la réponse du promesse qu'on envoie ou directement de cliquer sur le bouton submit s'il y a un produit et que les informations demandées sur le formulaire est rempli et de voir que les données sont affichées sur la page confirmation.HTML</text:p>
          </table:table-cell>
          <table:table-cell office:value-type="string">
            <text:p>Il n'y a pas de problème détecté.</text:p>
          </table:table-cell>
          <table:table-cell table:number-columns-repeated="1017"/>
        </table:table-row>
        <table:table-row table:style-name="ro1">
          <table:table-cell/>
          <table:table-cell office:value-type="string">
            <text:p>Panier.JS</text:p>
          </table:table-cell>
          <table:table-cell office:value-type="string">
            <text:p>Ligne 116 à 129</text:p>
          </table:table-cell>
          <table:table-cell office:value-type="string">
            <text:p>goToConfirmationPage(orderId)</text:p>
          </table:table-cell>
          <table:table-cell office:value-type="string">
            <text:p>S'il n'y a pas de produit et on clique sur le bouton submit, on reçoit une alerte comme quoi il n'y a aucune donnée à envoyer et on revient sur la page index sinon on envoie les bonnes données du produit achetée.</text:p>
          </table:table-cell>
          <table:table-cell office:value-type="string">
            <text:p>Il ne faut pas mettre un produit sur le panier et cliquer sur le bouton submit, si l'utilisateur revient à la page index alors c'est le résultat attendu.</text:p>
          </table:table-cell>
          <table:table-cell office:value-type="string">
            <text:p>Parfois, il y a une bogue et le localStorage du produit choisit ne s'efface pas même si l'utilisateur efface, et même s'il n'y a rien sur le panier, en cliquant sur le bouton submit on va quand même sur la page confirmation.HTML</text:p>
          </table:table-cell>
          <table:table-cell table:number-columns-repeated="1017"/>
        </table:table-row>
        <table:table-row table:style-name="ro1">
          <table:table-cell/>
          <table:table-cell office:value-type="string">
            <text:p>Panier.JS</text:p>
          </table:table-cell>
          <table:table-cell office:value-type="string">
            <text:p>Ligne 131 à 137</text:p>
          </table:table-cell>
          <table:table-cell office:value-type="string">
            <text:p>effacerElementCart(event) </text:p>
          </table:table-cell>
          <table:table-cell office:value-type="string">
            <text:p>Effacement du html du produit, mais pas le localStorage</text:p>
          </table:table-cell>
          <table:table-cell office:value-type="string">
            <text:p>Il faut cliquer sur le bouton effacé du produit sélectionné.</text:p>
          </table:table-cell>
          <table:table-cell office:value-type="string">
            <text:p>Il n'y a aucun problème détecté.</text:p>
          </table:table-cell>
          <table:table-cell table:number-columns-repeated="1017"/>
        </table:table-row>
        <table:table-row table:style-name="ro1">
          <table:table-cell/>
          <table:table-cell office:value-type="string">
            <text:p>Panier.JS</text:p>
          </table:table-cell>
          <table:table-cell office:value-type="string">
            <text:p>Ligne 139 à 146</text:p>
          </table:table-cell>
          <table:table-cell table:style-name="ce2" office:value-type="string">
            <text:p>effacerLogique(event) </text:p>
          </table:table-cell>
          <table:table-cell office:value-type="string">
            <text:p>Effacement du localStorage du produit au moment de clique sur le bouton effacer</text:p>
          </table:table-cell>
          <table:table-cell office:value-type="string">
            <text:p>Il faut faire une console.log(cliqueLocalStorageData) à la ligne trois à l'intérieur de la fonction récursive. Si au moment de clique de boutons "effacer" le localStorage s'efface alors c'est le résultat attendu</text:p>
          </table:table-cell>
          <table:table-cell office:value-type="string">
            <text:p>Parfois, le localStorage ne s'efface pas et il faut rafraîchir le navigateur.</text:p>
          </table:table-cell>
          <table:table-cell table:number-columns-repeated="1017"/>
        </table:table-row>
        <table:table-row table:style-name="ro1">
          <table:table-cell/>
          <table:table-cell office:value-type="string">
            <text:p>Panier.JS</text:p>
          </table:table-cell>
          <table:table-cell office:value-type="string">
            <text:p>Ligne 148 à 157</text:p>
          </table:table-cell>
          <table:table-cell table:style-name="ce2" office:value-type="string">
            <text:p>updateTotalPrice(cliqueLocalStorageData) </text:p>
          </table:table-cell>
          <table:table-cell office:value-type="string">
            <text:p>Ici, le montant total du prix affiche la bonne valeur à partir du quantité choisit. Si l'utilisateur choisit 2 produit alors le prix va multiplier par deux et le résultat va afficher le résultat de cette multiplication</text:p>
          </table:table-cell>
          <table:table-cell office:value-type="string">
            <text:p>Il suffit de voir le total si on choisit plus d'un produit.</text:p>
          </table:table-cell>
          <table:table-cell office:value-type="string">
            <text:p>Il n'y a aucun problème détecté.</text:p>
          </table:table-cell>
          <table:table-cell table:number-columns-repeated="1017"/>
        </table:table-row>
        <table:table-row table:style-name="ro1">
          <table:table-cell/>
          <table:table-cell office:value-type="string">
            <text:p>Panier.JS</text:p>
          </table:table-cell>
          <table:table-cell office:value-type="string">
            <text:p>Ligne 159 à 173</text:p>
          </table:table-cell>
          <table:table-cell table:style-name="ce2" office:value-type="string">
            <text:p>getCliqueLocalStorageData() </text:p>
          </table:table-cell>
          <table:table-cell office:value-type="string">
            <text:p>La récupération du localStorage qui a été crée à la page produits.JS.</text:p>
          </table:table-cell>
          <table:table-cell office:value-type="string">
            <text:p>Il suffit de créer une variable du get localStorage et de faire une console.log de cette variable-là, si on reçoit le panier alors c'est le résultat attendu</text:p>
          </table:table-cell>
          <table:table-cell office:value-type="string">
            <text:p>Il n'y a aucun problème détecté.</text:p>
          </table:table-cell>
          <table:table-cell table:number-columns-repeated="1017"/>
        </table:table-row>
        <table:table-row table:style-name="ro1">
          <table:table-cell/>
          <table:table-cell office:value-type="string">
            <text:p>Panier.JS</text:p>
          </table:table-cell>
          <table:table-cell office:value-type="string">
            <text:p>Ligne 177 à 189</text:p>
          </table:table-cell>
          <table:table-cell office:value-type="string">
            <text:p>displayData(cliqueLocalStorageData)</text:p>
          </table:table-cell>
          <table:table-cell office:value-type="string">
            <text:p>L'affichage du produit que l'utilisateur a choisi.</text:p>
          </table:table-cell>
          <table:table-cell office:value-type="string">
            <text:p>Il suffit de cliquer "ajouter la commande" sur la page produits.HTML et de voir si les données s'affichent à la page panier.HTML</text:p>
          </table:table-cell>
          <table:table-cell office:value-type="string">
            <text:p>S'il y a un problème de serveur, les données peuvent ne pas s'afficher.</text:p>
          </table:table-cell>
          <table:table-cell table:number-columns-repeated="1017"/>
        </table:table-row>
        <table:table-row table:style-name="ro1">
          <table:table-cell/>
          <table:table-cell office:value-type="string">
            <text:p>Panier.JS</text:p>
          </table:table-cell>
          <table:table-cell office:value-type="string">
            <text:p>Ligne 191 à 272</text:p>
          </table:table-cell>
          <table:table-cell table:style-name="ce2" office:value-type="string">
            <text:p>checkForm() </text:p>
          </table:table-cell>
          <table:table-cell office:value-type="string">
            <text:p>Cette fonction permet de définir le formulaire avec le REGEX pour que l'utilisateur ne puisse pas mettre n'importe dans le formulaire.</text:p>
          </table:table-cell>
          <table:table-cell office:value-type="string">
            <text:p>Il suffit d'écrire n'importe quoi sur le formulaire par exemple des chiffres dans le nom et on peut voir que cela ne fonctionne pas. On peut aussi faire une console.log() de DOM de chaque input s'il n'y a rien de bizarre à l'intérieur de l'input alors dans la console.log() nous montre que par exemple "le nom est ok"</text:p>
          </table:table-cell>
          <table:table-cell office:value-type="string">
            <text:p>Il n'y a pas de problème détecté.</text:p>
          </table:table-cell>
          <table:table-cell table:number-columns-repeated="1017"/>
        </table:table-row>
        <table:table-row table:style-name="ro1">
          <table:table-cell/>
          <table:table-cell office:value-type="string">
            <text:p>Confirmation.JS</text:p>
          </table:table-cell>
          <table:table-cell office:value-type="string">
            <text:p>Ligne 1 à 4</text:p>
          </table:table-cell>
          <table:table-cell office:value-type="string">
            <text:p>(async function() { }</text:p>
          </table:table-cell>
          <table:table-cell office:value-type="string">
            <text:p>Cette fonction s'appelle fonction récursive ou une fonction qui s'appelle elle-même, c'est pour pouvoir créer une variable de la fonction getConfirmData() dans le but de le mettre en paramètre dans la fonction displayData(confirmDatas), cela sert à récupérer le panier sessionStorage d'un produit acheté pour ensuite afficher le montant totale du prix, le nom de l'acheteur et l'orderId du backend.</text:p>
          </table:table-cell>
          <table:table-cell office:value-type="string">
            <text:p>Il faut voir si la page confirmaion.html affiche les bonnes données depuis le sessionStorage tel que le nom de l'acheteur, le montant total et l'orderId du produit acheté </text:p>
          </table:table-cell>
          <table:table-cell office:value-type="string">
            <text:p>Dans des rares cas, cela peut arriver que la page n'affiche rien.</text:p>
          </table:table-cell>
          <table:table-cell table:number-columns-repeated="1017"/>
        </table:table-row>
        <table:table-row table:style-name="ro1">
          <table:table-cell/>
          <table:table-cell office:value-type="string">
            <text:p>Confirmation.JS</text:p>
          </table:table-cell>
          <table:table-cell office:value-type="string">
            <text:p>Ligne 6 à 20</text:p>
          </table:table-cell>
          <table:table-cell table:style-name="ce2" office:value-type="string">
            <text:p>getConfirmData() </text:p>
          </table:table-cell>
          <table:table-cell office:value-type="string">
            <text:p>Récupération de donnée sessionStorage en format JSON et sa traduction en JS</text:p>
          </table:table-cell>
          <table:table-cell office:value-type="string">
            <text:p>Il faut créer une méthode console.log de la variable parsedSessionStorage pour pouvoir voir quelles données reçues</text:p>
          </table:table-cell>
          <table:table-cell office:value-type="string">
            <text:p>Dans des rares cas, les données ne sont pas prises en compte et la page n'affiche rien.</text:p>
          </table:table-cell>
          <table:table-cell table:number-columns-repeated="1017"/>
        </table:table-row>
        <table:table-row table:style-name="ro1">
          <table:table-cell/>
          <table:table-cell office:value-type="string">
            <text:p>Confirmation.JS</text:p>
          </table:table-cell>
          <table:table-cell office:value-type="string">
            <text:p>Ligne 22 à 30</text:p>
          </table:table-cell>
          <table:table-cell office:value-type="string">
            <text:p>displayData(confirmDatas)</text:p>
          </table:table-cell>
          <table:table-cell office:value-type="string">
            <text:p>L'affichage de données sessionStorage du produit choisit</text:p>
          </table:table-cell>
          <table:table-cell office:value-type="string">
            <text:p>On peut utiliser de la méthode console.log() de chaque DOM ou de voir s'il y a des données qui s'affiche à la page.</text:p>
          </table:table-cell>
          <table:table-cell office:value-type="string">
            <text:p>Dans de rares moments, la page n'affiche rien.</text:p>
          </table:table-cell>
          <table:table-cell table:number-columns-repeated="1017"/>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15">15/04/2021</text:date>, <text:time>14:5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3H1M57S</meta:editing-duration>
    <meta:editing-cycles>145</meta:editing-cycles>
    <meta:generator>OpenOffice/4.1.8$Win32 OpenOffice.org_project/418m3$Build-9803</meta:generator>
    <dc:date>2021-04-15T14:57:47.23</dc:date>
    <meta:document-statistic meta:table-count="3" meta:cell-count="150" meta:object-count="0"/>
    <meta:user-defined meta:name="Info 1"/>
    <meta:user-defined meta:name="Info 2"/>
    <meta:user-defined meta:name="Info 3"/>
    <meta:user-defined meta:name="Info 4"/>
  </office:meta>
</office:document-meta>
</file>